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157cm" svg:height="15.465cm" svg:x="17.615cm" svg:y="3.986cm">
            <draw:object draw:notify-on-update-of-ranges="Sheet1.B8:Sheet1.B15 Sheet1.F8:Sheet1.F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14" table:default-cell-style-name="ce1"/>
        <table:table-column table:style-name="co3" table:default-cell-style-name="Default"/>
        <table:table-row table:style-name="ro1"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 office:value-type="string" calcext:value-type="string">
            <text:p>ДАННЫЕ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2 часть</text:p>
          </table:table-cell>
          <table:table-cell table:number-columns-repeated="3"/>
          <table:table-cell table:style-name="ce5" office:value-type="string" calcext:value-type="string">
            <text:p>V0 =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table:number-columns-repeated="2"/>
          <table:table-cell table:number-columns-repeated="6"/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R(Ом)</text:p>
          </table:table-cell>
          <table:table-cell table:style-name="ce4" office:value-type="string" calcext:value-type="string">
            <text:p>L(10^-3)</text:p>
          </table:table-cell>
        </table:table-row>
        <table:table-row table:style-name="ro1">
          <table:table-cell office:value-type="string" calcext:value-type="string">
            <text:p>n = 29</text:p>
          </table:table-cell>
          <table:table-cell office:value-type="string" calcext:value-type="string">
            <text:p>N = 3</text:p>
          </table:table-cell>
          <table:table-cell table:number-columns-repeated="2"/>
          <table:table-cell table:style-name="ce5" office:value-type="string" calcext:value-type="string">
            <text:p>L = 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L(эксп) =</text:p>
          </table:table-cell>
          <table:table-cell table:style-name="ce5" office:value-type="float" office:value="0.143" calcext:value-type="float">
            <text:p>0,143</text:p>
          </table:table-cell>
          <table:table-cell table:number-columns-repeated="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.77" calcext:value-type="float">
            <text:p>9,77</text:p>
          </table:table-cell>
          <table:table-cell table:style-name="ce4" office:value-type="float" office:value="148.23" calcext:value-type="float">
            <text:p>148,23</text:p>
          </table:table-cell>
        </table:table-row>
        <table:table-row table:style-name="ro1">
          <table:table-cell office:value-type="string" calcext:value-type="string">
            <text:p>X = 9.7 cm</text:p>
          </table:table-cell>
          <table:table-cell office:value-type="string" calcext:value-type="string">
            <text:p>X = 1</text:p>
          </table:table-cell>
          <table:table-cell table:number-columns-repeated="2"/>
          <table:table-cell table:style-name="ce5" office:value-type="string" calcext:value-type="string">
            <text:p>C =</text:p>
          </table:table-cell>
          <table:table-cell table:style-name="ce5" table:formula="of:= (4*3.14*([.F3]*[.F3])*[.F4])^(-1)" office:value-type="float" office:value="0.00000001592356687898" calcext:value-type="float">
            <text:p>1,59235668789809E-08</text:p>
          </table:table-cell>
          <table:table-cell table:style-name="ce5" office:value-type="string" calcext:value-type="string">
            <text:p>0,016 мкФ</text:p>
          </table:table-cell>
          <table:table-cell table:style-name="ce5"/>
          <table:table-cell table:number-columns-repeated="6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.45" calcext:value-type="float">
            <text:p>12,45</text:p>
          </table:table-cell>
          <table:table-cell table:style-name="ce4" office:value-type="float" office:value="142.27" calcext:value-type="float">
            <text:p>142,27</text:p>
          </table:table-cell>
        </table:table-row>
        <table:table-row table:style-name="ro1">
          <table:table-cell office:value-type="string" calcext:value-type="string">
            <text:p>X0 = 10</text:p>
          </table:table-cell>
          <table:table-cell table:number-columns-repeated="3"/>
          <table:table-cell table:style-name="ce5" office:value-type="string" calcext:value-type="string">
            <text:p>R(кр) = </text:p>
          </table:table-cell>
          <table:table-cell table:style-name="ce5" table:formula="of:= SQRT([.F4]/[.F5]) * 2" office:value-type="float" office:value="7088.01805866774" calcext:value-type="float">
            <text:p>7088,01805866774</text:p>
          </table:table-cell>
          <table:table-cell table:style-name="ce5" table:number-columns-repeated="2"/>
          <table:table-cell table:number-columns-repeated="6"/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17.50</text:p>
          </table:table-cell>
          <table:table-cell table:style-name="ce4" office:value-type="float" office:value="143.16" calcext:value-type="float">
            <text:p>143,16</text:p>
          </table:table-cell>
        </table:table-row>
        <table:table-row table:style-name="ro1">
          <table:table-cell table:style-name="ce4" office:value-type="string" calcext:value-type="string">
            <text:p>№ Измерения</text:p>
          </table:table-cell>
          <table:table-cell office:value-type="string" calcext:value-type="string">
            <text:p>C (мкФ)</text:p>
          </table:table-cell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T(с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.7" calcext:value-type="float">
            <text:p>9,7</text:p>
          </table:table-cell>
          <table:table-cell table:style-name="ce3" table:formula="of:= (0.01 * [.E8] )/([.D8] * [.C8])" office:value-type="float" office:value="0.00033448275862069" calcext:value-type="float">
            <text:p>0,0003344827586206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(0.01 * [.E9])/([.D9] * [.C9])" office:value-type="float" office:value="0.0005" calcext:value-type="float">
            <text:p>0,000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(0.01 * [.E10])/([.D10] * [.C10])" office:value-type="float" office:value="0.000666666666666667" calcext:value-type="float">
            <text:p>0,00066666666666666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(0.01 * [.E11])/([.D11] * [.C11])" office:value-type="float" office:value="0.000833333333333333" calcext:value-type="float">
            <text:p>0,00083333333333333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2" calcext:value-type="float">
            <text:p>4,2</text:p>
          </table:table-cell>
          <table:table-cell table:style-name="ce3" table:formula="of:= (0.01 * [.E12])/([.D12] * [.C12])" office:value-type="float" office:value="0.00105" calcext:value-type="float">
            <text:p>0,0010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0.01 * [.E13])/([.D13] * [.C13])" office:value-type="float" office:value="0.00133333333333333" calcext:value-type="float">
            <text:p>0,0013333333333333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0.01 * [.E14])/([.D14] * [.C14])" office:value-type="float" office:value="0.0015" calcext:value-type="float">
            <text:p>0,001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,5</text:p>
          </table:table-cell>
          <table:table-cell table:style-name="ce3" table:formula="of:= (0.01 * [.E15])/([.D15] * [.C15])" office:value-type="float" office:value="0.00175" calcext:value-type="float">
            <text:p>0,0017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table:number-columns-repeated="3"/>
          <table:table-cell table:style-name="ce3" table:formula="of:= (0.01 * [.E16])/([.D16] * [.C1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style-name="ce3" table:formula="of:= (0.01 * [.E17])/([.D17] * [.C17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office:value-type="string" calcext:value-type="string">
            <text:p>3 часть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R(эксп) =</text:p>
          </table:table-cell>
          <table:table-cell office:value-type="string" calcext:value-type="string">
            <text:p><text:s/>7500+-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установил 750Ом</text:p>
          </table:table-cell>
          <table:table-cell/>
          <table:table-cell table:style-name="ce3"/>
          <table:table-cell table:number-columns-repeated="14"/>
        </table:table-row>
        <table:table-row table:style-name="ro2">
          <table:table-cell office:value-type="string" calcext:value-type="string">
            <text:p>Декремент затухагия = </text:p>
          </table:table-cell>
          <table:table-cell table:formula="of:= (1/3)*LN(2.2/0.2)" office:value-type="float" office:value="0.799298424266124" calcext:value-type="float">
            <text:p>0,799298424266124</text:p>
          </table:table-cell>
          <table:table-cell table:style-name="ce3" table:formula="of:=1/2* LN(2.2/0.4)" office:value-type="float" office:value="0.852374046119213" calcext:value-type="float">
            <text:p>0,8523740461192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установил 1500Ом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Декремент затухагия = </text:p>
          </table:table-cell>
          <table:table-cell table:formula="of:= LN(1/0.2)" office:value-type="float" office:value="1.6094379124341" calcext:value-type="float">
            <text:p>1,6094379124341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установил 2250ОМ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Декремент затухагия = </text:p>
          </table:table-cell>
          <table:table-cell table:formula="of:= LN(3.8/0.2)" office:value-type="float" office:value="2.94443897916644" calcext:value-type="float">
            <text:p>2,94443897916644</text:p>
          </table:table-cell>
          <table:table-cell table:style-name="ce3"/>
          <table:table-cell table:number-columns-repeated="14"/>
        </table:table-row>
        <table:table-row table:style-name="ro1" table:number-rows-repeated="8"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.00.0000</text:date>, <text:time style:data-style-name="N2" text:time-value="22:15:53.6496547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1T00:27:32.676867012</dc:date>
    <meta:editing-duration>PT3M25S</meta:editing-duration>
    <meta:editing-cycles>2</meta:editing-cycles>
    <meta:generator>LibreOffice/7.2.0.4$Linux_X86_64 LibreOffice_project/20$Build-4</meta:generator>
    <meta:document-statistic meta:table-count="1" meta:cell-count="101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58cm" svg:height="15.466cm" xlink:href=".." xlink:type="simple" chart:class="chart:scatter" chart:style-name="ch1">
        <chart:legend chart:legend-position="end" svg:x="19.921cm" svg:y="7.434cm" style:legend-expansion="high" chart:style-name="ch2"/>
        <chart:plot-area chart:style-name="ch3" table:cell-range-address="Sheet1.B8:Sheet1.B15 Sheet1.F8:Sheet1.F15" svg:x="0.443cm" svg:y="0.309cm" svg:width="19.035cm" svg:height="14.848cm">
          <chart:coordinate-region svg:x="1.726cm" svg:y="0.508cm" svg:width="17.42cm" svg:height="14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5" chart:class="chart:scatter">
            <chart:domain table:cell-range-address="Sheet1.B8:Sheet1.B15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B8:Sheet1.B15</svg:desc>
                </draw:g>
              </table:table-cell>
              <table:table-cell office:value-type="float" office:value="0.00033448275862069">
                <text:p>0.00033448275862069</text:p>
                <draw:g>
                  <svg:desc>Sheet1.F8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175">
                <text:p>0.00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